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6.79pt"/>
    </style:style>
    <style:style style:name="co3" style:family="table-column">
      <style:table-column-properties fo:break-before="auto" style:column-width="54.91pt"/>
    </style:style>
    <style:style style:name="co4" style:family="table-column">
      <style:table-column-properties fo:break-before="auto" style:column-width="26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_20_valor_20_independente">
      <style:table-properties table:display="true" style:writing-mode="lr-tb"/>
    </style:style>
    <style:style style:name="ta2" style:family="table" style:master-page-name="PageStyle_5f_2_20_valores_20_independent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 valor independen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studo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Valor previsto</text:p>
          </table:table-cell>
          <table:table-cell/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A2]*[.E$2]+[.F$2]" office:value-type="float" office:value="4" calcext:value-type="float">
            <text:p>4</text:p>
          </table:table-cell>
          <table:table-cell/>
          <table:table-cell table:style-name="ce3" table:number-matrix-columns-spanned="2" table:number-matrix-rows-spanned="1" table:formula="of:=LINEST([.B2:.B7]; [.A2:.A7]; 1; 0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A3]*[.E$2]+[.F$2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[.A4]*[.E$2]+[.F$2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[.A5]*[.E$2]+[.F$2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A6]*[.E$2]+[.F$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[.A7]*[.E$2]+[.F$2]" office:value-type="float" office:value="9" calcext:value-type="float">
            <text:p>9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valores independen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Estudo</text:p>
          </table:table-cell>
          <table:table-cell table:style-name="ce1" office:value-type="string" calcext:value-type="string">
            <text:p>Frequência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ta_prevista</text:p>
          </table:table-cell>
          <table:table-cell/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A2]*[.G$2]+[.B2]*[.F$2]+[.H$2]" office:value-type="float" office:value="4" calcext:value-type="float">
            <text:p>4</text:p>
          </table:table-cell>
          <table:table-cell/>
          <table:table-cell table:style-name="ce3" table:number-matrix-columns-spanned="3" table:number-matrix-rows-spanned="5" table:formula="of:=LINEST([.C2:.C7]; [.A2:.B7]; 1; 1)" office:value-type="float" office:value="-3.37234249174011E-016" calcext:value-type="float">
            <text:p>-3.37234249174011E-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A3]*[.G$2]+[.B3]*[.F$2]+[.H$2]" office:value-type="float" office:value="5" calcext:value-type="float">
            <text:p>5</text:p>
          </table:table-cell>
          <table:table-cell/>
          <table:table-cell table:style-name="ce3" office:value-type="float" office:value="1.91493357955656E-015" calcext:value-type="float">
            <text:p>1.91493357955656E-15</text:p>
          </table:table-cell>
          <table:table-cell table:style-name="ce3" office:value-type="float" office:value="1.67149106269156E-015" calcext:value-type="float">
            <text:p>1.67149106269156E-15</text:p>
          </table:table-cell>
          <table:table-cell table:style-name="ce3" office:value-type="float" office:value="8.38873722686061E-015" calcext:value-type="float">
            <text:p>8.38873722686061E-15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[.A4]*[.G$2]+[.B4]*[.F$2]+[.H$2]" office:value-type="float" office:value="6" calcext:value-type="float">
            <text:p>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32142971168015E-015" calcext:value-type="float">
            <text:p>1.32142971168015E-15</text:p>
          </table:table-cell>
          <table:table-cell table:style-name="ce3" office:value-type="string" office:string-value="" calcext:value-type="error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[.A5]*[.G$2]+[.B5]*[.F$2]+[.H$2]" office:value-type="float" office:value="7" calcext:value-type="float">
            <text:p>7</text:p>
          </table:table-cell>
          <table:table-cell/>
          <table:table-cell table:style-name="ce3" office:value-type="float" office:value="5.01094825501982E+030" calcext:value-type="float">
            <text:p>5.01094825501982E+0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office:string-value="" calcext:value-type="error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A6]*[.G$2]+[.B6]*[.F$2]+[.H$2]" office:value-type="float" office:value="8" calcext:value-type="float">
            <text:p>8</text:p>
          </table:table-cell>
          <table:table-cell/>
          <table:table-cell table:style-name="ce3" office:value-type="float" office:value="17.5" calcext:value-type="float">
            <text:p>17.5</text:p>
          </table:table-cell>
          <table:table-cell table:style-name="ce3" office:value-type="float" office:value="5.23852944873328E-030" calcext:value-type="float">
            <text:p>5.23852944873328E-30</text:p>
          </table:table-cell>
          <table:table-cell table:style-name="ce3" office:value-type="string" office:string-value="" calcext:value-type="error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3" table:formula="of:=[.A7]*[.G$2]+[.B7]*[.F$2]+[.H$2]"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_20_valor_20_independente" style:display-name="PageStyle_1 valor independ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0_valores_20_independentes" style:display-name="PageStyle_2 valores independe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1" meta:object-count="0"/>
    <meta:generator>LibreOfficeDev/6.0.5.2$Linux_X86_64 LibreOffice_project/</meta:generator>
  </office:meta>
</office:document-meta>
</file>